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ERA LINARES, RICHARD IV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8358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837085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ERA LINARES, RICHARD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8358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NARES TORRES, GRAC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809368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6/08/2021</text:p>
          </table:table-cell>
          <table:table-cell table:style-name="Tabla2.A2" office:value-type="string">
            <text:p text:style-name="P9">7111290</text:p>
          </table:table-cell>
          <table:table-cell table:style-name="Tabla2.A2" office:value-type="string">
            <text:p text:style-name="P9">24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ATOS MAS 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31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